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tabular_block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12:20.426726501</meta:creation-date>
    <dc:date>2025-04-23T22:13:23.661656051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24.2.7.2$Linux_X86_64 LibreOffice_project/420$Build-2</meta:generator>
  </office:meta>
</office:document-meta>
</file>